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3009D3C71AFC4AB4B7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9.557cm" draw:z-index="0"><draw:image xlink:href="Pictures/1000000000000556000003009D3C71AFC4AB4B7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19T14:48:41.618000000</dc:date>
    <meta:editing-duration>PT3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2.5.2$Windows_X86_64 LibreOffice_project/499f9727c189e6ef3471021d6132d4c694f357e5</meta:generator>
  </office:meta>
</office:document-meta>
</file>